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b7fba" officeooo:paragraph-rsid="000b7fb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7fba" officeooo:paragraph-rsid="000b7fba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7fba" officeooo:paragraph-rsid="000b7fba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officeooo:rsid="000b7fba" officeooo:paragraph-rsid="000b7fba"/>
    </style:style>
    <style:style style:name="P6" style:family="paragraph" style:parent-style-name="Standard">
      <style:text-properties officeooo:rsid="000b7fba" officeooo:paragraph-rsid="000b7fba"/>
    </style:style>
    <style:style style:name="P7" style:family="paragraph" style:parent-style-name="Standard">
      <style:text-properties officeooo:rsid="000d5b7f" officeooo:paragraph-rsid="000d5b7f"/>
    </style:style>
    <style:style style:name="P8" style:family="paragraph" style:parent-style-name="Standard">
      <style:text-properties officeooo:rsid="000e3ba7" officeooo:paragraph-rsid="000e3ba7"/>
    </style:style>
    <style:style style:name="P9" style:family="paragraph" style:parent-style-name="Standard">
      <style:text-properties officeooo:rsid="000e547b" officeooo:paragraph-rsid="000e547b"/>
    </style:style>
    <style:style style:name="P10" style:family="paragraph" style:parent-style-name="Standard">
      <style:text-properties officeooo:rsid="000fa6cd" officeooo:paragraph-rsid="000fa6cd"/>
    </style:style>
    <style:style style:name="P11" style:family="paragraph" style:parent-style-name="Standard">
      <style:paragraph-properties fo:break-before="page"/>
      <style:text-properties officeooo:rsid="000d5b7f" officeooo:paragraph-rsid="000d5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study Documentation</text:p>
      <text:p text:style-name="P3"/>
      <text:p text:style-name="P3"/>
      <text:p text:style-name="P5">Overview:</text:p>
      <text:p text:style-name="P3"/>
      <text:p text:style-name="P3">This project was built to study an approach to incorporating process noise in an Unscented Kalman Filter employing a non linear model of a non linear system. <text:s/>The system is a boosting rocket in a one degree of freedom simulation.</text:p>
      <text:p text:style-name="P3"/>
      <text:p text:style-name="P3"/>
      <text:p text:style-name="P3"/>
      <text:p text:style-name="P3"/>
      <text:p text:style-name="P3"/>
      <text:p text:style-name="P11">References:</text:p>
      <text:p text:style-name="P7"/>
      <text:p text:style-name="P7">[1] <text:s/><text:a xlink:type="simple" xlink:href="https://www.seas.harvard.edu/courses/cs281/papers/unscented.pdf">https://www.seas.harvard.edu/courses/cs281/papers/unscented.pdf</text:a></text:p>
      <text:p text:style-name="P7"/>
      <text:p text:style-name="P7">[2] <text:a xlink:type="simple" xlink:href="http://www.cse.sc.edu/~terejanu/files/tutorialUKF.pdf">http://www.cse.sc.edu/~terejanu/files/tutorialUKF.pdf</text:a></text:p>
      <text:p text:style-name="P7"/>
      <text:p text:style-name="P8">[3] <text:a xlink:type="simple" xlink:href="http://www.cslu.ogi.edu/nsel/ukf/node6.html">http://www.cslu.ogi.edu/nsel/ukf/node6.html</text:a></text:p>
      <text:p text:style-name="P8"/>
      <text:p text:style-name="P8">[4] <text:a xlink:type="simple" xlink:href="http://www.control.aau.dk/~tb/ESIF/slides/ESIF_6.pdf">http://www.control.aau.dk/~tb/ESIF/slides/ESIF_6.pdf</text:a></text:p>
      <text:p text:style-name="P8"/>
      <text:p text:style-name="P9">[5] <text:a xlink:type="simple" xlink:href="http://folk.ntnu.no/bjarnean/pubs/journals/journal-47.pdf">http://folk.ntnu.no/bjarnean/pubs/journals/journal-47.pdf</text:a></text:p>
      <text:p text:style-name="P9"/>
      <text:p text:style-name="P9">[6] <text:a xlink:type="simple" xlink:href="https://www.pdx.edu/biomedical-signal-processing-lab/sites/www.pdx.edu.biomedical-signal-processing-lab/files/ukf.wan_.chapt7_.pdf">https://www.pdx.edu/biomedical-signal-processing-lab/sites/www.pdx.edu.biomedical-signal-processing-lab/files/ukf.wan_.chapt7_.pdf</text:a></text:p>
      <text:p text:style-name="P9"/>
      <text:p text:style-name="P10">[7] <text:a xlink:type="simple" xlink:href="https://www.youtube.com/watch?v=DWDzmweTKsQ">https://www.youtube.com/watch?v=DWDzmweTKsQ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7fba" officeooo:paragraph-rsid="000b7fb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Qstudy Documentation</text:p>
        <text:p text:style-name="MP1">07/12/15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9:20:38.534656450</meta:creation-date>
    <meta:generator>LibreOffice/4.2.8.2$Linux_X86_64 LibreOffice_project/420m0$Build-2</meta:generator>
    <dc:date>2015-07-18T14:11:21.478774377</dc:date>
    <meta:editing-duration>P6DT19M47S</meta:editing-duration>
    <meta:editing-cycles>3</meta:editing-cycles>
    <meta:document-statistic meta:table-count="0" meta:image-count="0" meta:object-count="0" meta:page-count="3" meta:paragraph-count="14" meta:word-count="62" meta:character-count="768" meta:non-whitespace-character-count="718"/>
  </office:meta>
</office:document-meta>
</file>